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B000001C6146547701D06C9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="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="Circle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 draw:fill-color="#ffffff"/>
      <style:text-properties fo:font-size="14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ize-asian="16pt" style:font-style-asian="italic" style:font-size-complex="16pt" style:font-style-complex="italic"/>
    </style:style>
    <style:style style:name="T2" style:family="text">
      <style:text-properties style:text-position="-33% 58%" fo:font-style="italic" style:font-size-asian="16pt" style:font-style-asian="italic" style:font-size-complex="16pt" style:font-style-complex="italic"/>
    </style:style>
    <style:style style:name="T3" style:family="text">
      <style:text-properties style:font-name="Liberation Sans1" fo:font-style="italic" style:font-name-asian="Liberation Sans1" style:font-size-asian="16pt" style:font-style-asian="italic" style:font-name-complex="Liberation Sans1" style:font-size-complex="16pt" style:font-style-complex="italic"/>
    </style:style>
    <style:style style:name="T4" style:family="text">
      <style:text-properties style:text-position="-33% 58%" style:font-name="Liberation Sans" fo:font-style="italic" style:font-name-asian="Liberation Sans1" style:font-size-asian="16pt" style:font-style-asian="italic" style:font-name-complex="Liberation Sans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08cm" svg:height="11.53cm" svg:x="0.14cm" svg:y="4.704cm">
          <draw:image xlink:href="Pictures/100002010000024B000001C6146547701D06C9D5.png" xlink:type="simple" xlink:show="embed" xlink:actuate="onLoad">
            <text:p/>
          </draw:image>
        </draw:frame>
        <draw:line draw:style-name="gr2" draw:text-style-name="P2" draw:layer="layout" svg:x1="7.598cm" svg:y1="8.656cm" svg:x2="8.087cm" svg:y2="7.279cm">
          <text:p/>
        </draw:line>
        <draw:line draw:style-name="gr3" draw:text-style-name="P2" draw:layer="layout" svg:x1="7.579cm" svg:y1="8.649cm" svg:x2="7.071cm" svg:y2="7.506cm">
          <text:p/>
        </draw:line>
        <draw:line draw:style-name="gr4" draw:text-style-name="P2" draw:layer="layout" svg:x1="7.579cm" svg:y1="8.749cm" svg:x2="7.579cm" svg:y2="7.733cm">
          <text:p/>
        </draw:line>
        <draw:line draw:style-name="gr5" draw:text-style-name="P2" draw:layer="layout" svg:x1="7.579cm" svg:y1="8.676cm" svg:x2="11.389cm" svg:y2="14.518cm">
          <text:p/>
        </draw:line>
        <draw:line draw:style-name="gr3" draw:text-style-name="P2" draw:layer="layout" svg:x1="7.579cm" svg:y1="8.549cm" svg:x2="7.579cm" svg:y2="5.755cm">
          <text:p/>
        </draw:line>
        <draw:frame draw:style-name="gr6" draw:text-style-name="P4" draw:layer="layout" svg:width="2.032cm" svg:height="1.143cm" svg:x="7.96cm" svg:y="6.898cm">
          <draw:text-box>
            <text:p text:style-name="P3"><text:span text:style-name="T1">E</text:span><text:span text:style-name="T2">0</text:span></text:p>
          </draw:text-box>
        </draw:frame>
        <draw:frame draw:style-name="gr6" draw:text-style-name="P4" draw:layer="layout" svg:width="2.032cm" svg:height="1.143cm" svg:x="6.536cm" svg:y="6.979cm">
          <draw:text-box>
            <text:p text:style-name="P3"><text:span text:style-name="T1">n</text:span></text:p>
          </draw:text-box>
        </draw:frame>
        <draw:frame draw:style-name="gr6" draw:text-style-name="P4" draw:layer="layout" svg:width="2.032cm" svg:height="1.143cm" svg:x="7.636cm" svg:y="5.58cm">
          <draw:text-box>
            <text:p text:style-name="P3"><text:span text:style-name="T3">θ</text:span><text:span text:style-name="T4">j</text:span></text:p>
          </draw:text-box>
        </draw:frame>
        <draw:frame draw:style-name="gr6" draw:text-style-name="P4" draw:layer="layout" svg:width="2.032cm" svg:height="1.143cm" svg:x="11.336cm" svg:y="13.681cm">
          <draw:text-box>
            <text:p text:style-name="P3"><text:span text:style-name="T3">θ</text:span><text:span text:style-name="T4">v</text:span></text:p>
          </draw:text-box>
        </draw:frame>
        <draw:frame draw:style-name="gr6" draw:text-style-name="P4" draw:layer="layout" svg:width="2.032cm" svg:height="1.143cm" svg:x="7.736cm" svg:y="7.78cm">
          <draw:text-box>
            <text:p text:style-name="P3"><text:span text:style-name="T3">ε</text:span><text:span text:style-name="T4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7.682cm" fo:margin-bottom="8.22cm" fo:margin-left="3.149cm" fo:margin-right="3.316cm" fo:page-width="16.307cm" fo:page-height="16.4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0T17:17:20.097058726</dc:date>
    <meta:editing-duration>PT15M6S</meta:editing-duration>
    <meta:editing-cycles>3</meta:editing-cycles>
    <meta:generator>LibreOffice/5.4.7.2$Linux_X86_64 LibreOffice_project/40$Build-2</meta:generator>
    <meta:document-statistic meta:object-count="11"/>
  </office:meta>
</office:document-meta>
</file>